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1000000609F54B8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Sansation" svg:font-family="Sansation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Sansation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 style:master-page-name="First_20_Page">
      <style:paragraph-properties fo:line-height="150%" style:page-number="auto"/>
      <style:text-properties style:font-name="Verdana"/>
    </style:style>
    <style:style style:name="P4" style:family="paragraph">
      <style:paragraph-properties fo:text-align="center"/>
    </style:style>
    <style:style style:name="T1" style:family="text">
      <style:text-properties style:font-name="Sansation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vg:stroke-width="0.03cm" draw:marker-start-width="0.39cm" draw:marker-end-width="0.39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Sansation" svg:font-family="Sansation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Header">
      <style:paragraph-properties fo:text-align="end" style:justify-single-word="false"/>
      <style:text-properties style:font-name="Sansation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style:font-name="Sansation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svg:stroke-width="0.03cm" draw:marker-start-width="0.39cm" draw:marker-end-width="0.39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78cm" svg:y="-0.42cm" svg:width="4.501cm" svg:height="1.794cm" draw:z-index="0"><draw:image xlink:href="Pictures/10000201000000F1000000609F54B85E.png" xlink:type="simple" xlink:show="embed" xlink:actuate="onLoad"/></draw:frame></text:p>
        <text:p text:style-name="Header"><draw:line text:anchor-type="paragraph" draw:z-index="0" draw:style-name="Mgr1" draw:text-style-name="MP1" svg:x1="0.515cm" svg:y1="0.284cm" svg:x2="16.475cm" svg:y2="0.284cm"><text:p/></draw:line></text:p>
        <text:p text:style-name="MP2"/>
        <text:p text:style-name="MP3"><text:span text:style-name="MT1">Seite </text:span><text:span text:style-name="MT1"><text:page-number text:select-page="current">2</text:page-number></text:span><text:span text:style-name="MT1"> von </text:span><text:span text:style-name="MT1"><text:page-count>1</text:page-count></text:span><text:span text:style-name="MT1"> <text:s text:c="15"/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0:56:44.58</meta:creation-date>
    <meta:generator>LibreOffice/4.2.3.3$Windows_x86 LibreOffice_project/882f8a0a489bc99a9e60c7905a60226254cb6ff0</meta:generator>
    <meta:editing-duration>PT26M11S</meta:editing-duration>
    <meta:editing-cycles>24</meta:editing-cycles>
    <dc:date>2014-05-04T19:54:22.951000000</dc:date>
    <dc:creator>Manuel Pistner</dc:creator>
    <meta:document-statistic meta:table-count="0" meta:image-count="1" meta:object-count="0" meta:page-count="1" meta:paragraph-count="1" meta:word-count="4" meta:character-count="29" meta:non-whitespace-character-count="10"/>
  </office:meta>
</office:document-meta>
</file>